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Font Awesome 5 Brands Regular" svg:font-family="'Font Awesome 5 Brands Regular'"/>
    <style:font-face style:name="Font Awesome 5 Free Regular" svg:font-family="'Font Awesome 5 Free Regular'"/>
    <style:font-face style:name="Font Awesome 5 Free Solid" svg:font-family="'Font Awesome 5 Free Solid'"/>
    <style:font-face style:name="Courier New" svg:font-family="'Courier New'" style:font-family-generic="modern"/>
    <style:font-face style:name="Cambria" svg:font-family="Cambr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3" style:family="table">
      <style:table-properties style:width="6.941in" fo:margin-left="0in" table:align="left"/>
    </style:style>
    <style:style style:name="Table13.A" style:family="table-column">
      <style:table-column-properties style:column-width="4.8104in"/>
    </style:style>
    <style:style style:name="Table13.B" style:family="table-column">
      <style:table-column-properties style:column-width="2.1306in"/>
    </style:style>
    <style:style style:name="Table13.A1" style:family="table-cell">
      <style:table-cell-properties fo:background-color="#eeeeee" fo:padding="0.0382in" fo:border="none">
        <style:background-image/>
      </style:table-cell-properties>
    </style:style>
    <style:style style:name="Table13.B1" style:family="table-cell">
      <style:table-cell-properties fo:background-color="#dddddd" fo:padding="0.0382in" fo:border="none">
        <style:background-image/>
      </style:table-cell-properties>
    </style:style>
    <style:style style:name="P1" style:family="paragraph" style:parent-style-name="Standard">
      <style:text-properties fo:color="#000000" style:font-name="Arial" fo:language="nl" fo:country="NL" officeooo:rsid="0009577b" officeooo:paragraph-rsid="0009577b"/>
    </style:style>
    <style:style style:name="P2" style:family="paragraph" style:parent-style-name="Standard">
      <style:paragraph-properties fo:hyphenation-ladder-count="no-limit"/>
      <style:text-properties fo:color="#000000" style:font-name="Arial" fo:font-size="6pt" fo:language="nl" fo:country="NL" fo:font-weight="normal" officeooo:rsid="0009f75e" officeooo:paragraph-rsid="00cbf010" style:font-size-asian="6pt" style:font-weight-asian="normal" style:font-size-complex="6pt" style:font-weight-complex="normal" fo:hyphenate="false" fo:hyphenation-remain-char-count="2" fo:hyphenation-push-char-count="2"/>
    </style:style>
    <style:style style:name="P3" style:family="paragraph" style:parent-style-name="Standard">
      <style:paragraph-properties fo:hyphenation-ladder-count="no-limit"/>
      <style:text-properties style:font-name="Cambria" fo:font-size="6pt" fo:font-weight="normal" officeooo:rsid="00c7336d" officeooo:paragraph-rsid="00c862f0" style:font-size-asian="6pt" style:font-weight-asian="normal" style:font-size-complex="6pt" style:font-weight-complex="normal" fo:hyphenate="false" fo:hyphenation-remain-char-count="2" fo:hyphenation-push-char-count="2"/>
    </style:style>
    <style:style style:name="P4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75ec75" style:font-size-asian="8pt" style:font-size-complex="8pt"/>
    </style:style>
    <style:style style:name="P5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951388" style:font-size-asian="8pt" style:font-size-complex="8pt"/>
    </style:style>
    <style:style style:name="P6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ba7d0a" style:font-size-asian="8pt" style:font-size-complex="8pt"/>
    </style:style>
    <style:style style:name="P7" style:family="paragraph" style:parent-style-name="Text_20_body">
      <style:paragraph-properties fo:margin-top="0in" fo:margin-bottom="0in" loext:contextual-spacing="false"/>
      <style:text-properties style:font-name="Cambria" fo:font-size="8pt" fo:font-weight="bold" officeooo:rsid="00972f96" officeooo:paragraph-rsid="00972f96" style:font-size-asian="8pt" style:font-weight-asian="bold" style:font-size-complex="8pt" style:font-weight-complex="bold"/>
    </style:style>
    <style:style style:name="P8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 fo:font-size="8pt" style:font-size-asian="8pt" style:font-size-complex="8pt"/>
    </style:style>
    <style:style style:name="P9" style:family="paragraph" style:parent-style-name="Text_20_body">
      <style:paragraph-properties fo:margin-top="0in" fo:margin-bottom="0.0181in" loext:contextual-spacing="false"/>
      <style:text-properties style:font-name="Cambria" fo:font-size="8pt" fo:font-style="normal" fo:font-weight="bold" officeooo:rsid="0075ec75" officeooo:paragraph-rsid="008f4b16" style:font-size-asian="8pt" style:font-style-asian="normal" style:font-weight-asian="bold" style:font-size-complex="8pt" style:font-style-complex="normal" style:font-weight-complex="bold"/>
    </style:style>
    <style:style style:name="P10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 fo:font-size="8pt" fo:font-style="italic" officeooo:rsid="006ef40a" style:font-size-asian="8pt" style:font-style-asian="italic" style:font-size-complex="8pt" style:font-style-complex="italic"/>
    </style:style>
    <style:style style:name="P11" style:family="paragraph" style:parent-style-name="Text_20_body">
      <loext:graphic-properties draw:fill="none"/>
      <style:paragraph-properties fo:margin-top="0in" fo:margin-bottom="0.0181in" loext:contextual-spacing="false" fo:line-height="120%" fo:text-align="start" style:justify-single-word="false" fo:background-color="transparent">
        <style:tab-stops>
          <style:tab-stop style:position="-0.3783in"/>
        </style:tab-stops>
      </style:paragraph-properties>
      <style:text-properties style:font-name="Cambria" fo:font-size="8pt" fo:font-style="italic" officeooo:rsid="008dc073" officeooo:paragraph-rsid="0098a4c3" style:font-size-asian="8pt" style:font-style-asian="italic" style:font-size-complex="8pt" style:font-style-complex="italic"/>
    </style:style>
    <style:style style:name="P12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/>
    </style:style>
    <style:style style:name="P13" style:family="paragraph" style:parent-style-name="Text_20_body">
      <style:paragraph-properties fo:margin-top="0in" fo:margin-bottom="0.0181in" loext:contextual-spacing="false" fo:text-align="end" style:justify-single-word="false"/>
      <style:text-properties fo:color="#000000" style:font-name="Cambria" fo:font-size="12pt" fo:language="nl" fo:country="NL" fo:font-style="italic" fo:font-weight="normal" officeooo:rsid="000a050c" style:font-size-asian="12pt" style:font-style-asian="italic" style:font-weight-asian="normal" style:font-name-complex="Times New Roman" style:font-size-complex="8pt" style:font-style-complex="italic" style:font-weight-complex="normal"/>
    </style:style>
    <style:style style:name="P14" style:family="paragraph" style:parent-style-name="Horizontal_20_Line">
      <style:text-properties fo:color="#0066cc" style:font-name="Cambria" fo:font-size="10pt" fo:font-weight="bold" officeooo:rsid="006c6b52" officeooo:paragraph-rsid="006c6b52" style:font-size-asian="8.75pt" style:font-weight-asian="bold" style:font-size-complex="10pt" style:font-weight-complex="bold"/>
    </style:style>
    <style:style style:name="P15" style:family="paragraph" style:parent-style-name="Horizontal_20_Line">
      <style:text-properties fo:color="#0066cc" style:font-name="Cambria" fo:font-size="10pt" fo:font-weight="bold" officeooo:rsid="006ef40a" officeooo:paragraph-rsid="006ef40a" style:font-size-asian="10pt" style:font-weight-asian="bold" style:font-size-complex="10pt" style:font-weight-complex="bold"/>
    </style:style>
    <style:style style:name="P16" style:family="paragraph" style:parent-style-name="Horizontal_20_Line">
      <style:text-properties fo:color="#0066b3" style:font-name="Cambria" fo:font-size="10pt" fo:font-weight="bold" officeooo:rsid="006c6b52" officeooo:paragraph-rsid="006c6b52" style:font-size-asian="8.75pt" style:font-weight-asian="bold" style:font-size-complex="10pt" style:font-weight-complex="bold"/>
    </style:style>
    <style:style style:name="P17" style:family="paragraph" style:parent-style-name="Horizontal_20_Line">
      <style:text-properties fo:color="#0066b3" style:font-name="Cambria" fo:font-size="10pt" fo:font-weight="bold" officeooo:rsid="00fad7fe" officeooo:paragraph-rsid="00fad7fe" style:font-size-asian="8.75pt" style:font-weight-asian="bold" style:font-size-complex="10pt" style:font-weight-complex="bold"/>
    </style:style>
    <style:style style:name="P18" style:family="paragraph" style:parent-style-name="Table_20_Contents">
      <style:text-properties fo:color="#0066cc" style:font-name="Cambria" fo:font-size="10pt" fo:font-weight="bold" officeooo:rsid="0068eac2" officeooo:paragraph-rsid="00d2afd5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fo:color="#0066cc" style:font-name="Cambria" fo:font-size="10pt" fo:font-weight="bold" officeooo:rsid="0068eac2" officeooo:paragraph-rsid="006a0b0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Cambria" fo:font-size="6pt" fo:font-weight="bold" officeooo:rsid="00a59fa2" officeooo:paragraph-rsid="00a59fa2" style:font-size-asian="6pt" style:font-weight-asian="bold" style:font-size-complex="6pt" style:font-weight-complex="bold"/>
    </style:style>
    <style:style style:name="P21" style:family="paragraph" style:parent-style-name="Table_20_Contents">
      <style:text-properties style:font-name="Cambria" fo:font-size="6pt" fo:font-weight="bold" officeooo:rsid="006a0b0d" officeooo:paragraph-rsid="00ca06a8" style:font-size-asian="6pt" style:font-weight-asian="bold" style:font-size-complex="6pt" style:font-weight-complex="bold"/>
    </style:style>
    <style:style style:name="P22" style:family="paragraph" style:parent-style-name="Table_20_Contents">
      <style:text-properties style:font-name="Cambria" fo:font-size="6pt" fo:font-weight="bold" officeooo:rsid="006a0b0d" officeooo:paragraph-rsid="006c6b52" style:font-size-asian="6pt" style:font-weight-asian="bold" style:font-size-complex="6pt" style:font-weight-complex="bold"/>
    </style:style>
    <style:style style:name="P23" style:family="paragraph" style:parent-style-name="Table_20_Contents">
      <style:text-properties style:font-name="Cambria" fo:font-size="6pt" fo:font-weight="bold" officeooo:rsid="006a0b0d" officeooo:paragraph-rsid="00d2afd5" style:font-size-asian="6pt" style:font-weight-asian="bold" style:font-size-complex="6pt" style:font-weight-complex="bold"/>
    </style:style>
    <style:style style:name="P24" style:family="paragraph" style:parent-style-name="Table_20_Contents">
      <style:text-properties style:font-name="Cambria" fo:font-size="6pt" fo:font-weight="bold" officeooo:rsid="006a0b0d" officeooo:paragraph-rsid="00e8ac98" style:font-size-asian="6pt" style:font-weight-asian="bold" style:font-size-complex="6pt" style:font-weight-complex="bold"/>
    </style:style>
    <style:style style:name="P25" style:family="paragraph" style:parent-style-name="Table_20_Contents">
      <style:text-properties style:font-name="Cambria" fo:font-size="6pt" fo:font-weight="bold" officeooo:rsid="006a0b0d" officeooo:paragraph-rsid="01219c85" style:font-size-asian="6pt" style:font-weight-asian="bold" style:font-size-complex="6pt" style:font-weight-complex="bold"/>
    </style:style>
    <style:style style:name="P26" style:family="paragraph" style:parent-style-name="Table_20_Contents">
      <style:text-properties style:font-name="Cambria" fo:font-size="6pt" fo:font-weight="bold" officeooo:rsid="00c862f0" officeooo:paragraph-rsid="00e181f1" style:font-size-asian="6pt" style:font-weight-asian="bold" style:font-size-complex="6pt" style:font-weight-complex="bold"/>
    </style:style>
    <style:style style:name="P27" style:family="paragraph" style:parent-style-name="Table_20_Contents">
      <style:text-properties style:font-name="Cambria" fo:font-size="6pt" fo:font-weight="bold" officeooo:rsid="00c862f0" officeooo:paragraph-rsid="0121b0c8" style:font-size-asian="6pt" style:font-weight-asian="bold" style:font-size-complex="6pt" style:font-weight-complex="bold"/>
    </style:style>
    <style:style style:name="P28" style:family="paragraph" style:parent-style-name="Table_20_Contents">
      <style:text-properties style:font-name="Cambria" fo:font-size="6pt" fo:font-weight="bold" officeooo:rsid="00cbf010" officeooo:paragraph-rsid="00dbb536" style:font-size-asian="6pt" style:font-weight-asian="bold" style:font-size-complex="6pt" style:font-weight-complex="bold"/>
    </style:style>
    <style:style style:name="P29" style:family="paragraph" style:parent-style-name="Table_20_Contents">
      <style:text-properties style:font-name="Cambria" fo:font-size="6pt" fo:font-weight="bold" officeooo:rsid="00cbf010" officeooo:paragraph-rsid="00ea049a" style:font-size-asian="6pt" style:font-weight-asian="bold" style:font-size-complex="6pt" style:font-weight-complex="bold"/>
    </style:style>
    <style:style style:name="P30" style:family="paragraph" style:parent-style-name="Table_20_Contents">
      <style:text-properties style:font-name="Cambria" fo:font-size="6pt" fo:font-weight="bold" officeooo:rsid="00cbf010" officeooo:paragraph-rsid="00ef61e7" style:font-size-asian="6pt" style:font-weight-asian="bold" style:font-size-complex="6pt" style:font-weight-complex="bold"/>
    </style:style>
    <style:style style:name="P31" style:family="paragraph" style:parent-style-name="Table_20_Contents">
      <style:text-properties style:font-name="Cambria" fo:font-size="6pt" fo:font-weight="normal" officeooo:rsid="00a59fa2" officeooo:paragraph-rsid="006c6b52" style:font-size-asian="6pt" style:font-weight-asian="normal" style:font-size-complex="6pt" style:font-weight-complex="normal"/>
    </style:style>
    <style:style style:name="P32" style:family="paragraph" style:parent-style-name="Table_20_Contents">
      <style:text-properties style:font-name="Cambria" fo:font-size="6pt" fo:font-weight="normal" officeooo:rsid="00a59fa2" officeooo:paragraph-rsid="00a59fa2" style:font-size-asian="6pt" style:font-weight-asian="normal" style:font-size-complex="6pt" style:font-weight-complex="normal"/>
    </style:style>
    <style:style style:name="P33" style:family="paragraph" style:parent-style-name="Table_20_Contents">
      <style:text-properties style:font-name="Cambria" fo:font-size="6pt" fo:font-weight="normal" officeooo:rsid="00c7336d" officeooo:paragraph-rsid="00d2afd5" style:font-size-asian="6pt" style:font-weight-asian="normal" style:font-size-complex="6pt" style:font-weight-complex="normal"/>
    </style:style>
    <style:style style:name="P34" style:family="paragraph" style:parent-style-name="Table_20_Contents">
      <style:text-properties style:font-name="Cambria" fo:font-size="6pt" fo:font-weight="normal" officeooo:rsid="00c7336d" officeooo:paragraph-rsid="00c7336d" style:font-size-asian="6pt" style:font-weight-asian="normal" style:font-size-complex="6pt" style:font-weight-complex="normal"/>
    </style:style>
    <style:style style:name="P35" style:family="paragraph" style:parent-style-name="Table_20_Contents">
      <style:text-properties style:font-name="Cambria" fo:font-size="6pt" fo:font-weight="normal" officeooo:rsid="00cbf010" officeooo:paragraph-rsid="00cd0718" style:font-size-asian="6pt" style:font-weight-asian="normal" style:font-size-complex="6pt" style:font-weight-complex="normal"/>
    </style:style>
    <style:style style:name="P36" style:family="paragraph" style:parent-style-name="Table_20_Contents">
      <style:text-properties style:font-name="Cambria" fo:font-size="6pt" fo:font-weight="normal" officeooo:rsid="00cbf010" officeooo:paragraph-rsid="00ea049a" style:font-size-asian="6pt" style:font-weight-asian="normal" style:font-size-complex="6pt" style:font-weight-complex="normal"/>
    </style:style>
    <style:style style:name="P37" style:family="paragraph" style:parent-style-name="Table_20_Contents">
      <style:text-properties style:font-name="Cambria" fo:font-size="6pt" fo:font-weight="normal" officeooo:rsid="00c862f0" officeooo:paragraph-rsid="00c862f0" style:font-size-asian="6pt" style:font-weight-asian="normal" style:font-size-complex="6pt" style:font-weight-complex="normal"/>
    </style:style>
    <style:style style:name="P38" style:family="paragraph" style:parent-style-name="Table_20_Contents">
      <style:text-properties style:font-name="Cambria" fo:font-size="6pt" fo:font-weight="normal" officeooo:rsid="00dbb536" officeooo:paragraph-rsid="00dbb536" style:font-size-asian="6pt" style:font-weight-asian="normal" style:font-size-complex="6pt" style:font-weight-complex="normal"/>
    </style:style>
    <style:style style:name="P39" style:family="paragraph" style:parent-style-name="Table_20_Contents">
      <style:text-properties fo:color="#000000" style:font-name="Cambria" fo:font-size="6pt" fo:font-style="italic" fo:font-weight="normal" officeooo:rsid="00d2afd5" officeooo:paragraph-rsid="00d3f7ab" style:font-size-asian="6pt" style:font-style-asian="italic" style:font-weight-asian="normal" style:font-size-complex="6pt" style:font-style-complex="italic" style:font-weight-complex="normal"/>
    </style:style>
    <style:style style:name="P40" style:family="paragraph" style:parent-style-name="Table_20_Contents">
      <style:paragraph-properties fo:text-align="justify" style:justify-single-word="false"/>
      <style:text-properties fo:color="#000000" style:font-name="Cambria" fo:font-size="6pt" fo:font-style="italic" fo:font-weight="normal" officeooo:rsid="00d699d7" officeooo:paragraph-rsid="00d699d7" style:font-size-asian="6pt" style:font-style-asian="italic" style:font-weight-asian="normal" style:font-size-complex="6pt" style:font-style-complex="italic" style:font-weight-complex="normal"/>
    </style:style>
    <style:style style:name="P41" style:family="paragraph" style:parent-style-name="Table_20_Contents">
      <style:paragraph-properties fo:text-align="justify" style:justify-single-word="false"/>
      <style:text-properties fo:color="#000000" style:font-name="Cambria" fo:font-size="8pt" fo:font-style="italic" fo:font-weight="normal" officeooo:rsid="00d2afd5" officeooo:paragraph-rsid="00fad7fe" style:font-size-asian="8pt" style:font-style-asian="italic" style:font-weight-asian="normal" style:font-size-complex="8pt" style:font-style-complex="italic" style:font-weight-complex="normal"/>
    </style:style>
    <style:style style:name="P42" style:family="paragraph" style:parent-style-name="Table_20_Contents">
      <style:paragraph-properties fo:text-align="justify" style:justify-single-word="false"/>
      <style:text-properties fo:color="#000000" style:font-name="Cambria" fo:font-size="8pt" fo:font-style="italic" fo:font-weight="normal" officeooo:rsid="00d2afd5" officeooo:paragraph-rsid="00f404f3" style:font-size-asian="8pt" style:font-style-asian="italic" style:font-weight-asian="normal" style:font-size-complex="8pt" style:font-style-complex="italic" style:font-weight-complex="normal"/>
    </style:style>
    <style:style style:name="P43" style:family="paragraph" style:parent-style-name="Table_20_Contents">
      <style:text-properties officeooo:paragraph-rsid="00e181f1"/>
    </style:style>
    <style:style style:name="P44" style:family="paragraph" style:parent-style-name="Table_20_Contents">
      <style:text-properties officeooo:paragraph-rsid="00ca06a8"/>
    </style:style>
    <style:style style:name="P45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20%" fo:text-indent="0in" style:auto-text-indent="false" fo:background-color="transparent">
        <style:tab-stops>
          <style:tab-stop style:position="-0.3783in"/>
        </style:tab-stops>
      </style:paragraph-properties>
      <style:text-properties officeooo:rsid="0095b443" officeooo:paragraph-rsid="00bfbd79"/>
    </style:style>
    <style:style style:name="P46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20%" fo:text-indent="0in" style:auto-text-indent="false" fo:background-color="transparent">
        <style:tab-stops>
          <style:tab-stop style:position="-0.3783in"/>
        </style:tab-stops>
      </style:paragraph-properties>
      <style:text-properties style:font-name="Cambria" fo:font-size="8pt" fo:font-style="normal" fo:font-weight="bold" officeooo:rsid="008dc073" officeooo:paragraph-rsid="00bfbd79" style:font-size-asian="8pt" style:font-style-asian="normal" style:font-weight-asian="bold" style:font-size-complex="8pt" style:font-style-complex="normal" style:font-weight-complex="bold"/>
    </style:style>
    <style:style style:name="P47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ab930f" officeooo:paragraph-rsid="00e3c31b" style:font-size-asian="8pt" style:font-weight-asian="normal" style:font-size-complex="8pt" style:font-weight-complex="normal"/>
    </style:style>
    <style:style style:name="P48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a9f8c3" officeooo:paragraph-rsid="00a9f8c3" style:font-size-asian="8pt" style:font-weight-asian="normal" style:font-size-complex="8pt" style:font-weight-complex="normal"/>
    </style:style>
    <style:style style:name="P49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b0746f" officeooo:paragraph-rsid="00b29a69" style:font-name-asian="Font Awesome 5 Free Solid" style:font-size-asian="7pt" style:font-weight-asian="normal" style:font-name-complex="Font Awesome 5 Free Solid" style:font-size-complex="8pt" style:font-weight-complex="normal"/>
    </style:style>
    <style:style style:name="P50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10pt" fo:font-weight="normal" officeooo:rsid="00a9f8c3" officeooo:paragraph-rsid="00c221ca" style:font-size-asian="10pt" style:font-weight-asian="normal" style:font-size-complex="10pt" style:font-weight-complex="normal"/>
    </style:style>
    <style:style style:name="P51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10pt" fo:font-weight="normal" officeooo:rsid="00a9f8c3" officeooo:paragraph-rsid="011147b9" style:font-size-asian="10pt" style:font-weight-asian="normal" style:font-size-complex="10pt" style:font-weight-complex="normal"/>
    </style:style>
    <style:style style:name="P52" style:family="paragraph" style:parent-style-name="CV_20_Header">
      <loext:graphic-properties draw:fill="solid" draw:fill-color="#454e5c"/>
      <style:paragraph-properties fo:background-color="#454e5c"/>
      <style:text-properties fo:font-size="16pt" fo:font-weight="normal" officeooo:rsid="0068d7f1" officeooo:paragraph-rsid="00b41172" style:font-size-asian="16pt" style:font-weight-asian="normal" style:font-size-complex="16pt" style:font-weight-complex="normal"/>
    </style:style>
    <style:style style:name="P53" style:family="paragraph" style:parent-style-name="CV_20_Header">
      <loext:graphic-properties draw:fill="solid" draw:fill-color="#454e5c"/>
      <style:paragraph-properties fo:background-color="#454e5c"/>
      <style:text-properties officeooo:paragraph-rsid="00ef61e7"/>
    </style:style>
    <style:style style:name="P54" style:family="paragraph" style:parent-style-name="CV_20_Header">
      <loext:graphic-properties draw:fill="solid" draw:fill-color="#454e5c"/>
      <style:paragraph-properties fo:background-color="#454e5c"/>
      <style:text-properties officeooo:paragraph-rsid="00b29a69"/>
    </style:style>
    <style:style style:name="P55" style:family="paragraph" style:parent-style-name="Horizontal_20_Line">
      <style:paragraph-properties fo:margin-top="0.0398in" fo:margin-bottom="0.1965in" loext:contextual-spacing="false"/>
      <style:text-properties style:font-name="Cambria" fo:font-size="10pt" officeooo:paragraph-rsid="01067268" style:font-size-asian="10pt" style:font-size-complex="10pt"/>
    </style:style>
    <style:style style:name="P56" style:family="paragraph" style:parent-style-name="Standard" style:list-style-name="L1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1067268"/>
    </style:style>
    <style:style style:name="P57" style:family="paragraph" style:parent-style-name="Text_20_body" style:list-style-name="L1">
      <loext:graphic-properties draw:fill="none"/>
      <style:paragraph-properties fo:margin-left="0.1252in" fo:margin-right="0in" fo:margin-top="0in" fo:margin-bottom="0.0181in" loext:contextual-spacing="false" fo:line-height="120%" fo:text-indent="-0.1252in" style:auto-text-indent="false" fo:background-color="transparent">
        <style:tab-stops>
          <style:tab-stop style:position="-0.1228in"/>
          <style:tab-stop style:position="0.1898in"/>
        </style:tab-stops>
      </style:paragraph-properties>
      <style:text-properties officeooo:paragraph-rsid="008f4b16"/>
    </style:style>
    <style:style style:name="P58" style:family="paragraph" style:parent-style-name="Text_20_body" style:list-style-name="L2">
      <loext:graphic-properties draw:fill="none"/>
      <style:paragraph-properties fo:margin-left="0.1252in" fo:margin-right="0in" fo:margin-top="0in" fo:margin-bottom="0.0972in" loext:contextual-spacing="false" fo:line-height="120%" fo:text-indent="-0.1252in" style:auto-text-indent="false" fo:background-color="transparent">
        <style:tab-stops>
          <style:tab-stop style:position="0.1327in"/>
        </style:tab-stops>
      </style:paragraph-properties>
      <style:text-properties officeooo:paragraph-rsid="00b8fa18"/>
    </style:style>
    <style:style style:name="P59" style:family="paragraph" style:parent-style-name="Text_20_body" style:list-style-name="L1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98a4c3"/>
    </style:style>
    <style:style style:name="P60" style:family="paragraph" style:parent-style-name="Text_20_body" style:list-style-name="L2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9a0874"/>
    </style:style>
    <style:style style:name="P61" style:family="paragraph" style:parent-style-name="Text_20_body" style:list-style-name="L2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bc0a06"/>
    </style:style>
    <style:style style:name="P62" style:family="paragraph" style:parent-style-name="Text_20_body" style:list-style-name="L2">
      <loext:graphic-properties draw:fill="none"/>
      <style:paragraph-properties fo:margin-top="0in" fo:margin-bottom="0.0181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fo:font-size="8pt" fo:font-style="italic" officeooo:rsid="008dc073" officeooo:paragraph-rsid="009a0874" style:font-size-asian="8pt" style:font-style-asian="italic" style:font-size-complex="8pt" style:font-style-complex="italic"/>
    </style:style>
    <style:style style:name="P63" style:family="paragraph" style:parent-style-name="Text_20_body" style:list-style-name="L2">
      <loext:graphic-properties draw:fill="none"/>
      <style:paragraph-properties fo:margin-left="0.5in" fo:margin-right="0in" fo:margin-top="0in" fo:margin-bottom="0.0972in" loext:contextual-spacing="false" fo:line-height="120%" fo:text-indent="-0.5in" style:auto-text-indent="false" fo:background-color="transparent">
        <style:tab-stops>
          <style:tab-stop style:position="-0.3783in"/>
        </style:tab-stops>
      </style:paragraph-properties>
      <style:text-properties officeooo:paragraph-rsid="008dc073"/>
    </style:style>
    <style:style style:name="P64" style:family="paragraph" style:parent-style-name="Text_20_body" style:list-style-name="L2">
      <loext:graphic-properties draw:fill="none"/>
      <style:paragraph-properties fo:margin-left="0.5in" fo:margin-right="0in" fo:margin-top="0in" fo:margin-bottom="0.0972in" loext:contextual-spacing="false" fo:line-height="120%" fo:text-indent="-0.5in" style:auto-text-indent="false" fo:background-color="transparent">
        <style:tab-stops>
          <style:tab-stop style:position="-0.3783in"/>
        </style:tab-stops>
      </style:paragraph-properties>
      <style:text-properties style:font-name="Cambria" fo:font-size="8pt" fo:font-style="normal" fo:font-weight="normal" officeooo:rsid="00781274" officeooo:paragraph-rsid="00bfbd79" style:font-size-asian="8pt" style:font-style-asian="normal" style:font-weight-asian="normal" style:font-size-complex="8pt" style:font-style-complex="normal" style:font-weight-complex="normal"/>
    </style:style>
    <style:style style:name="P65" style:family="paragraph" style:parent-style-name="Text_20_body" style:list-style-name="L3">
      <loext:graphic-properties draw:fill="none"/>
      <style:paragraph-properties fo:margin-left="0.1866in" fo:margin-right="0in" fo:margin-top="0in" fo:margin-bottom="0in" loext:contextual-spacing="false" fo:line-height="120%" fo:text-indent="-0.1866in" style:auto-text-indent="false" fo:background-color="transparent">
        <style:tab-stops>
          <style:tab-stop style:position="-0.0661in"/>
        </style:tab-stops>
      </style:paragraph-properties>
      <style:text-properties style:font-name="Cambria" fo:font-size="8pt" fo:font-style="normal" officeooo:rsid="008f4b16" officeooo:paragraph-rsid="00e4ae0f" style:font-size-asian="8pt" style:font-style-asian="normal" style:font-size-complex="8pt" style:font-style-complex="normal"/>
    </style:style>
    <style:style style:name="P66" style:family="paragraph">
      <style:paragraph-properties fo:text-align="center"/>
    </style:style>
    <style:style style:name="P67" style:family="paragraph">
      <loext:graphic-properties draw:fill-color="#cccccc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font-size="8pt" fo:font-style="italic" officeooo:rsid="008dc073" style:font-size-asian="8pt" style:font-style-asian="italic" style:font-size-complex="8pt" style:font-style-complex="italic"/>
    </style:style>
    <style:style style:name="T4" style:family="text">
      <style:text-properties fo:font-size="8pt" fo:font-style="italic" officeooo:rsid="009a0874" style:font-size-asian="8pt" style:font-style-asian="italic" style:font-size-complex="8pt" style:font-style-complex="italic"/>
    </style:style>
    <style:style style:name="T5" style:family="text">
      <style:text-properties fo:font-size="8pt" fo:font-style="normal" officeooo:rsid="008dc073" style:font-size-asian="8pt" style:font-style-asian="normal" style:font-size-complex="8pt" style:font-style-complex="normal"/>
    </style:style>
    <style:style style:name="T6" style:family="text">
      <style:text-properties fo:font-size="8pt" officeooo:rsid="011147b9" style:font-name-asian="Font Awesome 5 Brands Regular" style:font-name-complex="Font Awesome 5 Brands Regular" style:font-size-complex="8pt"/>
    </style:style>
    <style:style style:name="T7" style:family="text">
      <style:text-properties fo:font-size="8pt" fo:font-weight="bold" officeooo:rsid="00b0746f" style:font-name-asian="Font Awesome 5 Brands Regular" style:font-size-asian="7pt" style:font-weight-asian="bold" style:font-name-complex="Font Awesome 5 Brands Regular" style:font-size-complex="8pt" style:font-weight-complex="bold"/>
    </style:style>
    <style:style style:name="T8" style:family="text">
      <style:text-properties fo:font-style="italic" officeooo:rsid="006ef40a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a59fa2" style:font-weight-asian="normal" style:font-weight-complex="normal"/>
    </style:style>
    <style:style style:name="T11" style:family="text">
      <style:text-properties fo:font-weight="normal" officeooo:rsid="00c3733e" style:font-weight-asian="normal" style:font-weight-complex="normal"/>
    </style:style>
    <style:style style:name="T12" style:family="text">
      <style:text-properties fo:font-weight="normal" officeooo:rsid="00c567ca" style:font-weight-asian="normal" style:font-weight-complex="normal"/>
    </style:style>
    <style:style style:name="T13" style:family="text">
      <style:text-properties fo:font-weight="normal" officeooo:rsid="00c6342f" style:font-weight-asian="normal" style:font-weight-complex="normal"/>
    </style:style>
    <style:style style:name="T14" style:family="text">
      <style:text-properties fo:font-weight="normal" officeooo:rsid="00c7336d" style:font-weight-asian="normal" style:font-weight-complex="normal"/>
    </style:style>
    <style:style style:name="T15" style:family="text">
      <style:text-properties fo:font-weight="normal" officeooo:rsid="00c862f0" style:font-weight-asian="normal" style:font-weight-complex="normal"/>
    </style:style>
    <style:style style:name="T16" style:family="text">
      <style:text-properties fo:font-weight="normal" officeooo:rsid="00ca06a8" style:font-weight-asian="normal" style:font-weight-complex="normal"/>
    </style:style>
    <style:style style:name="T17" style:family="text">
      <style:text-properties fo:font-weight="normal" officeooo:rsid="00ca57b6" style:font-weight-asian="normal" style:font-weight-complex="normal"/>
    </style:style>
    <style:style style:name="T18" style:family="text">
      <style:text-properties fo:font-weight="normal" officeooo:rsid="00cbf010" style:font-weight-asian="normal" style:font-weight-complex="normal"/>
    </style:style>
    <style:style style:name="T19" style:family="text">
      <style:text-properties fo:font-weight="normal" officeooo:rsid="00cd0718" style:font-weight-asian="normal" style:font-weight-complex="normal"/>
    </style:style>
    <style:style style:name="T20" style:family="text">
      <style:text-properties fo:font-weight="normal" officeooo:rsid="00d2afd5" style:font-weight-asian="normal" style:font-weight-complex="normal"/>
    </style:style>
    <style:style style:name="T21" style:family="text">
      <style:text-properties fo:font-weight="normal" officeooo:rsid="00da3a89" style:font-weight-asian="normal" style:font-weight-complex="normal"/>
    </style:style>
    <style:style style:name="T22" style:family="text">
      <style:text-properties fo:font-weight="normal" officeooo:rsid="00dbb536" style:font-weight-asian="normal" style:font-weight-complex="normal"/>
    </style:style>
    <style:style style:name="T23" style:family="text">
      <style:text-properties fo:font-weight="normal" officeooo:rsid="00dcc73f" style:font-weight-asian="normal" style:font-weight-complex="normal"/>
    </style:style>
    <style:style style:name="T24" style:family="text">
      <style:text-properties fo:font-weight="normal" officeooo:rsid="00dd060c" style:font-weight-asian="normal" style:font-weight-complex="normal"/>
    </style:style>
    <style:style style:name="T25" style:family="text">
      <style:text-properties fo:font-weight="normal" officeooo:rsid="00dde425" style:font-weight-asian="normal" style:font-weight-complex="normal"/>
    </style:style>
    <style:style style:name="T26" style:family="text">
      <style:text-properties fo:font-weight="normal" officeooo:rsid="00dfb959" style:font-weight-asian="normal" style:font-weight-complex="normal"/>
    </style:style>
    <style:style style:name="T27" style:family="text">
      <style:text-properties fo:font-weight="normal" officeooo:rsid="00e19f9e" style:font-weight-asian="normal" style:font-weight-complex="normal"/>
    </style:style>
    <style:style style:name="T28" style:family="text">
      <style:text-properties fo:font-weight="normal" officeooo:rsid="00e8ac98" style:font-weight-asian="normal" style:font-weight-complex="normal"/>
    </style:style>
    <style:style style:name="T29" style:family="text">
      <style:text-properties fo:font-weight="normal" officeooo:rsid="00ea7066" style:font-weight-asian="normal" style:font-weight-complex="normal"/>
    </style:style>
    <style:style style:name="T30" style:family="text">
      <style:text-properties fo:font-weight="normal" officeooo:rsid="00ebf1b9" style:font-weight-asian="normal" style:font-weight-complex="normal"/>
    </style:style>
    <style:style style:name="T31" style:family="text">
      <style:text-properties fo:font-weight="normal" officeooo:rsid="00ed23a6" style:font-weight-asian="normal" style:font-weight-complex="normal"/>
    </style:style>
    <style:style style:name="T32" style:family="text">
      <style:text-properties fo:font-weight="normal" officeooo:rsid="00ef61e7" style:font-weight-asian="normal" style:font-weight-complex="normal"/>
    </style:style>
    <style:style style:name="T33" style:family="text">
      <style:text-properties fo:font-weight="normal" officeooo:rsid="00f0f38c" style:font-weight-asian="normal" style:font-weight-complex="normal"/>
    </style:style>
    <style:style style:name="T34" style:family="text">
      <style:text-properties fo:font-weight="normal" officeooo:rsid="0117103b" style:font-weight-asian="normal" style:font-weight-complex="normal"/>
    </style:style>
    <style:style style:name="T35" style:family="text">
      <style:text-properties fo:font-weight="normal" officeooo:rsid="011d1e1e" style:font-weight-asian="normal" style:font-weight-complex="normal"/>
    </style:style>
    <style:style style:name="T36" style:family="text">
      <style:text-properties fo:font-weight="normal" officeooo:rsid="011da33d" style:font-weight-asian="normal" style:font-weight-complex="normal"/>
    </style:style>
    <style:style style:name="T37" style:family="text">
      <style:text-properties fo:font-weight="normal" officeooo:rsid="011db61b" style:font-weight-asian="normal" style:font-weight-complex="normal"/>
    </style:style>
    <style:style style:name="T38" style:family="text">
      <style:text-properties fo:font-weight="normal" officeooo:rsid="011f5665" style:font-weight-asian="normal" style:font-weight-complex="normal"/>
    </style:style>
    <style:style style:name="T39" style:family="text">
      <style:text-properties fo:font-weight="normal" officeooo:rsid="011fbee6" style:font-weight-asian="normal" style:font-weight-complex="normal"/>
    </style:style>
    <style:style style:name="T40" style:family="text">
      <style:text-properties fo:font-weight="normal" officeooo:rsid="01219c85" style:font-weight-asian="normal" style:font-weight-complex="normal"/>
    </style:style>
    <style:style style:name="T41" style:family="text">
      <style:text-properties fo:font-weight="normal" officeooo:rsid="0121b0c8" style:font-weight-asian="normal" style:font-weight-complex="normal"/>
    </style:style>
    <style:style style:name="T42" style:family="text">
      <style:text-properties style:font-name="Cambria" fo:font-weight="bold" style:font-weight-asian="bold" style:font-weight-complex="bold"/>
    </style:style>
    <style:style style:name="T43" style:family="text">
      <style:text-properties style:font-name="Cambria" fo:font-size="8pt" style:font-size-asian="8pt" style:font-size-complex="8pt"/>
    </style:style>
    <style:style style:name="T44" style:family="text">
      <style:text-properties style:font-name="Cambria" fo:font-size="8pt" fo:font-style="normal" officeooo:rsid="0075ec75" style:font-size-asian="8pt" style:font-style-asian="normal" style:font-size-complex="8pt" style:font-style-complex="normal"/>
    </style:style>
    <style:style style:name="T45" style:family="text">
      <style:text-properties style:font-name="Cambria" fo:font-size="8pt" fo:font-style="normal" officeooo:rsid="008dc073" style:font-size-asian="8pt" style:font-style-asian="normal" style:font-size-complex="8pt" style:font-style-complex="normal"/>
    </style:style>
    <style:style style:name="T46" style:family="text">
      <style:text-properties style:font-name="Cambria" fo:font-size="8pt" fo:font-style="normal" officeooo:rsid="007a9e40" style:font-size-asian="8pt" style:font-style-asian="normal" style:font-size-complex="8pt" style:font-style-complex="normal"/>
    </style:style>
    <style:style style:name="T47" style:family="text">
      <style:text-properties style:font-name="Cambria" fo:font-size="8pt" fo:font-style="normal" officeooo:rsid="005a0406" style:font-size-asian="8pt" style:font-style-asian="normal" style:font-size-complex="8pt" style:font-style-complex="normal"/>
    </style:style>
    <style:style style:name="T48" style:family="text">
      <style:text-properties style:font-name="Cambria" fo:font-size="8pt" fo:font-style="normal" officeooo:rsid="008f4b16" style:font-size-asian="8pt" style:font-style-asian="normal" style:font-size-complex="8pt" style:font-style-complex="normal"/>
    </style:style>
    <style:style style:name="T49" style:family="text">
      <style:text-properties style:font-name="Cambria" fo:font-size="8pt" fo:font-weight="bold" style:font-size-asian="8pt" style:font-weight-asian="bold" style:font-size-complex="8pt" style:font-weight-complex="bold"/>
    </style:style>
    <style:style style:name="T50" style:family="text">
      <style:text-properties style:font-name="Cambria" fo:font-size="8pt" fo:font-weight="bold" officeooo:rsid="0090d3b3" style:font-size-asian="8pt" style:font-weight-asian="bold" style:font-size-complex="8pt" style:font-weight-complex="bold"/>
    </style:style>
    <style:style style:name="T51" style:family="text">
      <style:text-properties style:font-name="Cambria" fo:font-size="8pt" fo:font-weight="bold" officeooo:rsid="00b0746f" style:font-name-asian="Font Awesome 5 Free Solid" style:font-size-asian="8pt" style:font-weight-asian="bold" style:font-name-complex="Font Awesome 5 Free Solid" style:font-size-complex="8pt" style:font-weight-complex="bold"/>
    </style:style>
    <style:style style:name="T52" style:family="text">
      <style:text-properties style:font-name="Cambria" fo:font-size="8pt" fo:font-weight="bold" officeooo:rsid="00b3531f" style:font-name-asian="Font Awesome 5 Free Regular" style:font-size-asian="7pt" style:font-weight-asian="bold" style:font-name-complex="Font Awesome 5 Free Regular" style:font-size-complex="8pt" style:font-weight-complex="bold"/>
    </style:style>
    <style:style style:name="T53" style:family="text">
      <style:text-properties style:font-name="Cambria" fo:font-size="8pt" fo:font-weight="normal" style:font-size-asian="8pt" style:font-weight-asian="normal" style:font-size-complex="8pt" style:font-weight-complex="normal"/>
    </style:style>
    <style:style style:name="T54" style:family="text">
      <style:text-properties style:font-name="Cambria" fo:font-size="8pt" fo:font-weight="normal" officeooo:rsid="00ab930f" style:font-size-asian="8pt" style:font-weight-asian="normal" style:font-size-complex="8pt" style:font-weight-complex="normal"/>
    </style:style>
    <style:style style:name="T55" style:family="text">
      <style:text-properties style:font-name="Cambria" fo:font-size="8pt" fo:font-weight="normal" officeooo:rsid="0126918e" style:font-size-asian="8pt" style:font-weight-asian="normal" style:font-size-complex="8pt" style:font-weight-complex="normal"/>
    </style:style>
    <style:style style:name="T56" style:family="text">
      <style:text-properties style:font-name="Cambria" fo:font-size="8pt" fo:font-weight="normal" officeooo:rsid="00b0746f" style:font-name-asian="Font Awesome 5 Free Solid" style:font-size-asian="7pt" style:font-weight-asian="normal" style:font-name-complex="Font Awesome 5 Free Solid" style:font-size-complex="8pt" style:font-weight-complex="normal"/>
    </style:style>
    <style:style style:name="T57" style:family="text">
      <style:text-properties style:font-name="Cambria" fo:font-size="8pt" officeooo:rsid="00b3531f" style:font-name-asian="Font Awesome 5 Free Regular" style:font-size-asian="7pt" style:font-name-complex="Font Awesome 5 Free Regular" style:font-size-complex="8pt"/>
    </style:style>
    <style:style style:name="T58" style:family="text">
      <style:text-properties style:font-name="Cambria" officeooo:rsid="00b0746f" style:font-name-asian="Font Awesome 5 Free Solid" style:font-size-asian="7pt" style:font-name-complex="Font Awesome 5 Free Solid"/>
    </style:style>
    <style:style style:name="T59" style:family="text">
      <style:text-properties style:font-name="Cambria" fo:font-size="6pt" fo:font-weight="normal" officeooo:rsid="00e8ac98" style:font-size-asian="6pt" style:font-weight-asian="normal" style:font-size-complex="6pt" style:font-weight-complex="normal"/>
    </style:style>
    <style:style style:name="T60" style:family="text">
      <style:text-properties style:font-name="Cambria" fo:font-size="6pt" fo:font-weight="normal" officeooo:rsid="00ca06a8" style:font-size-asian="6pt" style:font-weight-asian="normal" style:font-size-complex="6pt" style:font-weight-complex="normal"/>
    </style:style>
    <style:style style:name="T61" style:family="text">
      <style:text-properties style:font-name="Cambria" fo:font-size="6pt" fo:font-weight="normal" officeooo:rsid="00da3a89" style:font-size-asian="6pt" style:font-weight-asian="normal" style:font-size-complex="6pt" style:font-weight-complex="normal"/>
    </style:style>
    <style:style style:name="T62" style:family="text">
      <style:text-properties style:font-name="Cambria" fo:font-size="6pt" fo:font-weight="normal" officeooo:rsid="00cbf010" style:font-size-asian="6pt" style:font-weight-asian="normal" style:font-size-complex="6pt" style:font-weight-complex="normal"/>
    </style:style>
    <style:style style:name="T63" style:family="text">
      <style:text-properties style:font-name="Cambria" fo:font-size="6pt" fo:font-weight="normal" officeooo:rsid="00c3733e" style:font-size-asian="6pt" style:font-weight-asian="normal" style:font-size-complex="6pt" style:font-weight-complex="normal"/>
    </style:style>
    <style:style style:name="T64" style:family="text">
      <style:text-properties style:font-name="Cambria" fo:font-size="6pt" fo:font-weight="normal" officeooo:rsid="00ea049a" style:font-size-asian="6pt" style:font-weight-asian="normal" style:font-size-complex="6pt" style:font-weight-complex="normal"/>
    </style:style>
    <style:style style:name="T65" style:family="text">
      <style:text-properties officeooo:rsid="00a59fa2"/>
    </style:style>
    <style:style style:name="T66" style:family="text">
      <style:text-properties style:font-name="Font Awesome 5 Brands Regular" fo:font-size="10pt" fo:font-weight="bold" officeooo:rsid="00e3c31b" style:font-name-asian="Font Awesome 5 Brands Regular" style:font-size-asian="10pt" style:font-weight-asian="bold" style:font-name-complex="Font Awesome 5 Brands Regular" style:font-size-complex="10pt" style:font-weight-complex="bold"/>
    </style:style>
    <style:style style:name="T67" style:family="text">
      <style:text-properties style:font-name="Font Awesome 5 Brands Regular" fo:font-size="14pt" fo:font-weight="bold" officeooo:rsid="00b0746f" style:font-name-asian="Font Awesome 5 Brands Regular" style:font-size-asian="14pt" style:font-weight-asian="bold" style:font-name-complex="Font Awesome 5 Brands Regular" style:font-size-complex="14pt" style:font-weight-complex="bold"/>
    </style:style>
    <style:style style:name="T68" style:family="text">
      <style:text-properties style:font-name="Font Awesome 5 Free Regular" fo:font-size="16pt" fo:font-weight="bold" officeooo:rsid="00b0746f" style:font-name-asian="Font Awesome 5 Free Regular" style:font-size-asian="16pt" style:font-weight-asian="bold" style:font-name-complex="Font Awesome 5 Free Regular" style:font-size-complex="16pt" style:font-weight-complex="bold"/>
    </style:style>
    <style:style style:name="T69" style:family="text">
      <style:text-properties style:font-name="Font Awesome 5 Free Regular" fo:font-size="12pt" fo:font-weight="bold" officeooo:rsid="00b0746f" style:font-name-asian="Font Awesome 5 Free Regular" style:font-size-asian="12pt" style:font-weight-asian="bold" style:font-name-complex="Font Awesome 5 Free Regular" style:font-size-complex="12pt" style:font-weight-complex="bold"/>
    </style:style>
    <style:style style:name="T70" style:family="text">
      <style:text-properties style:font-name="Font Awesome 5 Free Solid" officeooo:rsid="00b3d181" style:font-name-asian="Font Awesome 5 Free Solid" style:font-name-complex="Font Awesome 5 Free Solid"/>
    </style:style>
    <style:style style:name="T71" style:family="text">
      <style:text-properties style:font-name="Font Awesome 5 Free Solid" officeooo:rsid="00b3d181" style:font-name-asian="Font Awesome 5 Free Solid" style:font-size-asian="7pt" style:font-name-complex="Font Awesome 5 Free Solid"/>
    </style:style>
    <style:style style:name="T72" style:family="text">
      <style:text-properties style:font-name="Font Awesome 5 Free Solid" fo:font-weight="bold" officeooo:rsid="00e3c31b" style:font-name-asian="Font Awesome 5 Free Solid" style:font-weight-asian="bold" style:font-name-complex="Font Awesome 5 Free Solid" style:font-weight-complex="bold"/>
    </style:style>
    <style:style style:name="T73" style:family="text">
      <style:text-properties style:font-name="Font Awesome 5 Free Solid" fo:font-size="12pt" officeooo:rsid="00b3d181" style:font-name-asian="Font Awesome 5 Free Solid" style:font-size-asian="12pt" style:font-name-complex="Font Awesome 5 Free Solid" style:font-size-complex="12pt"/>
    </style:style>
    <style:style style:name="T74" style:family="text">
      <style:text-properties style:font-name="Font Awesome 5 Free Solid" fo:font-size="14pt" fo:font-weight="bold" officeooo:rsid="00b0746f" style:font-name-asian="Font Awesome 5 Free Solid" style:font-size-asian="14pt" style:font-weight-asian="bold" style:font-name-complex="Font Awesome 5 Free Solid" style:font-size-complex="14pt" style:font-weight-complex="bold"/>
    </style:style>
    <style:style style:name="T75" style:family="text">
      <style:text-properties style:font-name="Font Awesome 5 Free Solid" fo:font-size="14pt" officeooo:rsid="00b3d181" style:font-name-asian="Font Awesome 5 Free Solid" style:font-size-asian="14pt" style:font-name-complex="Font Awesome 5 Free Solid" style:font-size-complex="14pt"/>
    </style:style>
    <style:style style:name="T76" style:family="text">
      <style:text-properties officeooo:rsid="00b0746f" style:font-name-asian="Font Awesome 5 Brands Regular" style:font-name-complex="Font Awesome 5 Brands Regular"/>
    </style:style>
    <style:style style:name="T77" style:family="text">
      <style:text-properties officeooo:rsid="00b3d181" style:font-name-asian="Font Awesome 5 Brands Regular" style:font-name-complex="Font Awesome 5 Brands Regular"/>
    </style:style>
    <style:style style:name="T78" style:family="text">
      <style:text-properties officeooo:rsid="00e3c31b" style:font-name-asian="Font Awesome 5 Brands Regular" style:font-name-complex="Font Awesome 5 Brands Regular"/>
    </style:style>
    <style:style style:name="T79" style:family="text">
      <style:text-properties fo:color="#0066cc"/>
    </style:style>
    <style:style style:name="T80" style:family="text">
      <style:text-properties fo:color="#0066cc" fo:font-weight="bold" officeooo:rsid="007e0d58" style:font-weight-asian="bold" style:font-weight-complex="bold"/>
    </style:style>
    <style:style style:name="T81" style:family="text">
      <style:text-properties fo:color="#0066cc" fo:font-weight="bold" officeooo:rsid="0095b443" style:font-weight-asian="bold" style:font-weight-complex="bold"/>
    </style:style>
    <style:style style:name="T82" style:family="text">
      <style:text-properties fo:color="#0066cc" officeooo:rsid="00c3733e"/>
    </style:style>
    <style:style style:name="T83" style:family="text">
      <style:text-properties fo:color="#0066cc" officeooo:rsid="00c7336d"/>
    </style:style>
    <style:style style:name="T84" style:family="text">
      <style:text-properties fo:color="#0066cc" officeooo:rsid="00cbf010"/>
    </style:style>
    <style:style style:name="T85" style:family="text">
      <style:text-properties fo:color="#0066cc" officeooo:rsid="00da3a89"/>
    </style:style>
    <style:style style:name="T86" style:family="text">
      <style:text-properties fo:color="#0066cc" officeooo:rsid="00a59fa2"/>
    </style:style>
    <style:style style:name="T87" style:family="text">
      <style:text-properties fo:color="#0066cc" officeooo:rsid="0112cdd5"/>
    </style:style>
    <style:style style:name="T88" style:family="text">
      <style:text-properties fo:color="#0066cc" officeooo:rsid="011c3e0c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officeooo:rsid="0075ec75" style:font-weight-asian="bold" style:font-weight-complex="bold"/>
    </style:style>
    <style:style style:name="T91" style:family="text">
      <style:text-properties officeooo:rsid="00c3733e"/>
    </style:style>
    <style:style style:name="T92" style:family="text">
      <style:text-properties officeooo:rsid="00cd0718"/>
    </style:style>
    <style:style style:name="T93" style:family="text">
      <style:text-properties officeooo:rsid="00d3f7ab"/>
    </style:style>
    <style:style style:name="T94" style:family="text">
      <style:text-properties officeooo:rsid="00d45474"/>
    </style:style>
    <style:style style:name="T95" style:family="text">
      <style:text-properties officeooo:rsid="00e4ae0f"/>
    </style:style>
    <style:style style:name="T96" style:family="text">
      <style:text-properties officeooo:rsid="00ea049a"/>
    </style:style>
    <style:style style:name="T97" style:family="text">
      <style:text-properties officeooo:rsid="00f5bcb3"/>
    </style:style>
    <style:style style:name="T98" style:family="text">
      <style:text-properties officeooo:rsid="00f83f2f"/>
    </style:style>
    <style:style style:name="T99" style:family="text">
      <style:text-properties officeooo:rsid="01094c72"/>
    </style:style>
    <style:style style:name="T100" style:family="text">
      <style:text-properties officeooo:rsid="010f6ea5" style:font-name-asian="Font Awesome 5 Free Solid" style:font-size-asian="7pt" style:font-name-complex="Font Awesome 5 Free Solid"/>
    </style:style>
    <style:style style:name="T101" style:family="text">
      <style:text-properties officeooo:rsid="0115aef5"/>
    </style:style>
    <style:style style:name="Sect1" style:family="section">
      <style:section-properties fo:background-color="#0066cc" text:dont-balance-text-columns="false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fill-color="#cccccc"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53"/>
        <text:p text:style-name="P52"><text:s/><text:span text:style-name="T42">Alexander van Klaveren<text:tab/><text:tab/><text:tab/></text:span><text:span text:style-name="T73"></text:span><text:span text:style-name="T52"> </text:span><text:span text:style-name="T57">Groningen, The Netherlands</text:span></text:p>
        <text:p text:style-name="P50"><text:s text:c="2"/>Full Stack Developer</text:p>
        <text:p text:style-name="P51"><text:s text:c="2"/><text:tab/><text:tab/><text:tab/><text:tab/><text:tab/><text:tab/><text:tab/><text:tab/><text:tab/><text:span text:style-name="T67"></text:span><text:span text:style-name="T7"> <text:s/></text:span><text:a xlink:type="simple" xlink:href="https://www.linkedin.com/in/alexander-van-klaveren-06b49228" text:style-name="Internet_20_link" text:visited-style-name="Visited_20_Internet_20_Link"><text:span text:style-name="Internet_20_link"><text:span text:style-name="T6">alexander-van-klaveren-06b49228</text:span></text:span></text:a></text:p>
        <text:p text:style-name="P48"/>
        <text:p text:style-name="P54"><text:span text:style-name="T54"><text:s text:c="2"/></text:span><text:span text:style-name="T69"></text:span><text:span text:style-name="T68"> </text:span><text:a xlink:type="simple" xlink:href="mailto:alvanklaveren@alvanklaveren.com" text:style-name="Internet_20_link" text:visited-style-name="Visited_20_Internet_20_Link"><text:span text:style-name="T55">alvanklaveren</text:span></text:a><text:a xlink:type="simple" xlink:href="mailto:alvanklaveren@alvanklaveren.com" text:style-name="Internet_20_link" text:visited-style-name="Visited_20_Internet_20_Link"><text:span text:style-name="T53">@</text:span></text:a><text:a xlink:type="simple" xlink:href="mailto:alvanklaveren@alvanklaveren.com" text:style-name="Internet_20_link" text:visited-style-name="Visited_20_Internet_20_Link"><text:span text:style-name="T55">alvanklaveren</text:span></text:a><text:a xlink:type="simple" xlink:href="mailto:alvanklaveren@alvanklaveren.com" text:style-name="Internet_20_link" text:visited-style-name="Visited_20_Internet_20_Link"><text:span text:style-name="T53">.com</text:span></text:a><text:span text:style-name="T54"><text:tab/><text:tab/><text:tab/><text:tab/><text:tab/></text:span><text:span text:style-name="T74"></text:span><text:span text:style-name="T51"> </text:span><text:a xlink:type="simple" xlink:href="https://www.alvanklaveren.com/" text:style-name="Internet_20_link" text:visited-style-name="Visited_20_Internet_20_Link"><text:span text:style-name="T56">https://www.alvanklaveren.com</text:span></text:a></text:p>
        <text:p text:style-name="P49"/>
        <text:p text:style-name="P47"><text:span text:style-name="T58"><text:s text:c="2"/></text:span><text:span text:style-name="T100"><text:tab/><text:tab/></text:span><text:span text:style-name="T71"><text:tab/><text:tab/><text:tab/><text:tab/><text:tab/><text:tab/><text:tab/></text:span><text:span text:style-name="T75"></text:span><text:span text:style-name="T76"> <text:s/></text:span><text:span text:style-name="T78">A </text:span><text:span text:style-name="T72"></text:span><text:span text:style-name="T77"> <text:s text:c="2"/>B </text:span><text:span text:style-name="T70"></text:span></text:p>
        <text:p text:style-name="P48"><text:tab/><text:tab/></text:p>
      </text:section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9"/>
            <text:p text:style-name="P39"/>
            <text:p text:style-name="P17">Profile</text:p>
            <text:p text:style-name="P41">Developing software in close contact with end users <text:span text:style-name="T94">i</text:span>s <text:span text:style-name="T94">still</text:span> an absolute joy for me. <text:span text:style-name="T101">Working in a niche market makes it incredibly fun, allowing me to use my creativity and problem-solving abilities to find solutions that cannot so easily be picked from the shelf. Although working individually from time to time, I prefer working in teams with like-minded people, sharing knowledge and ideas, while improving the software and each other. </text:span></text:p>
            <text:p text:style-name="P42"/>
            <text:p text:style-name="P42">I am eager to learn new things and <text:span text:style-name="T98">always</text:span> invest <text:span text:style-name="T93">time</text:span> at home <text:span text:style-name="T93">to familiarize myself with</text:span> <text:span text:style-name="T97">new technologies and paradigms. </text:span><text:s/></text:p>
            <text:p text:style-name="P40"/>
            <text:p text:style-name="P18"/>
            <text:p text:style-name="P16">Experience</text:p>
            <text:p text:style-name="P21"><text:span text:style-name="T79">20</text:span><text:span text:style-name="T82">19</text:span><text:span text:style-name="T79"> – </text:span><text:span text:style-name="T82">present</text:span><text:span text:style-name="T91"><text:tab/>Front- and backend developer</text:span><text:span text:style-name="T11"> at Maccs International BV </text:span><text:span text:style-name="T16">(Vista Group)</text:span><text:span text:style-name="T11">. Working on </text:span></text:p>
            <text:p text:style-name="P44"><text:span text:style-name="T63"><text:tab/><text:tab/></text:span><text:span text:style-name="T64">our </text:span><text:span text:style-name="T63">(AWS) cloud-based solution for theatrical distribution called Mica (www.mica.co),</text:span></text:p>
            <text:p text:style-name="P24"><text:span text:style-name="T28">Groningen</text:span><text:span text:style-name="T11"><text:tab/><text:tab/></text:span><text:span text:style-name="T15">developed using Java (spring-boot) and MariaDB</text:span><text:span text:style-name="T11">. In an agile </text:span><text:span text:style-name="T15">e</text:span><text:span text:style-name="T11">nvironment </text:span><text:span text:style-name="T20">(continuous</text:span></text:p>
            <text:p text:style-name="P23"><text:span text:style-name="T20"><text:tab/><text:tab/>delivery) I, and we</text:span><text:span text:style-name="T12"> </text:span><text:span text:style-name="T20">as a </text:span><text:span text:style-name="T12">team, </text:span><text:span text:style-name="T11">interact </text:span><text:span text:style-name="T12">closely with each other and</text:span><text:span text:style-name="T11"> our </text:span><text:span text:style-name="T13">end-users</text:span><text:span text:style-name="T11"> to</text:span></text:p>
            <text:p text:style-name="P25"><text:span text:style-name="T11"><text:tab/><text:tab/></text:span><text:span text:style-name="T15">q</text:span><text:span text:style-name="T11">uickly respond to the needs of our customers. </text:span><text:span text:style-name="T34">M</text:span><text:span text:style-name="T14">y years of experience </text:span><text:span text:style-name="T40">in developing </text:span></text:p>
            <text:p text:style-name="P25"><text:span text:style-name="T40"><text:tab/><text:tab/>ERP solutions </text:span><text:span text:style-name="T14">help</text:span><text:span text:style-name="T34">s the team </text:span><text:span text:style-name="T14">in </text:span><text:span text:style-name="T34">making d</text:span><text:span text:style-name="T14">ecisions on database and code architecture.</text:span></text:p>
            <text:p text:style-name="P33"/>
            <text:p text:style-name="P34"/>
            <text:p text:style-name="P26"><text:span text:style-name="T83">2</text:span><text:span text:style-name="T79">01</text:span><text:span text:style-name="T84">0</text:span><text:span text:style-name="T79"> – 201</text:span><text:span text:style-name="T87">9</text:span><text:span text:style-name="T9"><text:tab/></text:span><text:span text:style-name="T92">(Lead) Senior </text:span>developer<text:span text:style-name="T9"> </text:span><text:span text:style-name="T16">at Maccs International B.V. (Transparant Constructions).</text:span></text:p>
            <text:p text:style-name="P43"><text:span text:style-name="T59"><text:tab/><text:tab/></text:span><text:span text:style-name="T60">Working on our main product MACCS </text:span><text:span text:style-name="T61">(www.maccs.com)</text:span><text:span text:style-name="T60">, a de</text:span><text:span text:style-name="T62">s</text:span><text:span text:style-name="T60">ktop application for</text:span></text:p>
            <text:p text:style-name="P27"><text:span text:style-name="T28">Ubbena / Groningen</text:span><text:span text:style-name="T16"><text:tab/></text:span><text:span text:style-name="T21">t</text:span><text:span text:style-name="T16">heatrical distribution </text:span><text:span text:style-name="T41">(planning, order, sales, logistics, finance) </text:span><text:span text:style-name="T16">using PowerScript</text:span></text:p>
            <text:p text:style-name="P27"><text:span text:style-name="T16"><text:tab/><text:tab/>(PowerBuilder) and Oracle, </text:span><text:span text:style-name="T35">I t</text:span><text:span text:style-name="T18">ook lead </text:span><text:span text:style-name="T36">of</text:span><text:span text:style-name="T18"> </text:span><text:span text:style-name="T36">the </text:span><text:span text:style-name="T18">majority of projects funded </text:span><text:span text:style-name="T19">b</text:span><text:span text:style-name="T18">y Warner</text:span></text:p>
            <text:p text:style-name="P27"><text:span text:style-name="T18"><text:tab/><text:tab/>Bros and Paramount. </text:span><text:span text:style-name="T37">I t</text:span><text:span text:style-name="T16">rain</text:span><text:span text:style-name="T37">ed</text:span><text:span text:style-name="T16"> and coach</text:span><text:span text:style-name="T37">ed</text:span><text:span text:style-name="T16"> </text:span><text:span text:style-name="T21">c</text:span><text:span text:style-name="T16">olleagues in the </text:span><text:span text:style-name="T18">N</text:span><text:span text:style-name="T16">etherlands and abroad,</text:span></text:p>
            <text:p text:style-name="P27"><text:span text:style-name="T16"><text:tab/><text:tab/></text:span><text:span text:style-name="T37">as well as</text:span><text:span text:style-name="T16"> </text:span><text:span text:style-name="T18">end-users on-site </text:span><text:span text:style-name="T37">during deployments. I</text:span><text:span text:style-name="T18">n the Netherlands and abroad </text:span></text:p>
            <text:p text:style-name="P27"><text:span text:style-name="T18"><text:tab/><text:tab/>(mainly Europe). </text:span><text:span text:style-name="T23">At the end of 2014, I decided to combine work with going back to</text:span></text:p>
            <text:p text:style-name="P27"><text:span text:style-name="T23"><text:tab/><text:tab/>University to get my Master’</text:span><text:span text:style-name="T27">s</text:span><text:span text:style-name="T23"> degree, </text:span><text:span text:style-name="T24">while learning more on service oriented</text:span></text:p>
            <text:p text:style-name="P27"><text:span text:style-name="T24"><text:tab/><text:tab/>architectures and </text:span><text:span text:style-name="T39">I</text:span><text:span text:style-name="T24">nternet security. </text:span><text:span text:style-name="T38">E</text:span><text:span text:style-name="T25">ventually </text:span><text:span text:style-name="T38">I </text:span><text:span text:style-name="T23">mov</text:span><text:span text:style-name="T38">ed</text:span><text:span text:style-name="T25"> </text:span><text:span text:style-name="T23">on </text:span><text:span text:style-name="T24">t</text:span><text:span text:style-name="T23">o </text:span><text:span text:style-name="T37">a</text:span><text:span text:style-name="T23"> new projec</text:span><text:span text:style-name="T26">t</text:span><text:span text:style-name="T23">, at which</text:span></text:p>
            <text:p text:style-name="P27"><text:span text:style-name="T23"><text:tab/><text:tab/>time I </text:span><text:span text:style-name="T38">had</text:span><text:span text:style-name="T23"> t</text:span><text:span text:style-name="T17">ransfer</text:span><text:span text:style-name="T38">red</text:span><text:span text:style-name="T17"> </text:span><text:span text:style-name="T23">my </text:span><text:span text:style-name="T17">knowledge </text:span><text:span text:style-name="T38">to the new</text:span><text:span text:style-name="T37">s</text:span><text:span text:style-name="T17">crum teams (</text:span><text:span text:style-name="T23">(lead) </text:span><text:span text:style-name="T17">developers/</text:span></text:p>
            <text:p text:style-name="P27"><text:span text:style-name="T17"><text:tab/><text:tab/>product owners) to </text:span><text:span text:style-name="T26">e</text:span><text:span text:style-name="T17">ase </text:span><text:span text:style-name="T26">m</text:span><text:span text:style-name="T17">y leave. </text:span></text:p>
            <text:p text:style-name="P35"/>
            <text:p text:style-name="P37"/>
            <text:p text:style-name="P29"><text:span text:style-name="T79">200</text:span><text:span text:style-name="T88">6</text:span><text:span text:style-name="T79"> – 2010</text:span><text:span text:style-name="T9"><text:tab/></text:span>Junior <text:span text:style-name="T96">software developer</text:span><text:span text:style-name="T15"> </text:span><text:span text:style-name="T16">at </text:span><text:span text:style-name="T30">ADG Applications </text:span><text:span text:style-name="T16"><text:s/></text:span><text:span text:style-name="T35">(</text:span><text:span text:style-name="T16">Transparant Constructions).</text:span><text:span text:style-name="T9"> </text:span></text:p>
            <text:p text:style-name="P36"><text:tab/><text:tab/>With a Java background (college), in this period I learned to work with Powerbuilder</text:p>
            <text:p text:style-name="P29"><text:span text:style-name="T29">Ubbena</text:span><text:span text:style-name="T9"><text:tab/><text:tab/>and Oracle, give demos to potential customers, deploy MACCS in various countries</text:span></text:p>
            <text:p text:style-name="P29"><text:span text:style-name="T9"><text:tab/><text:tab/>and train end users. </text:span><text:span text:style-name="T31">I s</text:span><text:span text:style-name="T9">uccesfully implemented a pilot project for Paramount in Spain <text:tab/><text:tab/></text:span><text:span text:style-name="T31">(Madrid)</text:span><text:span text:style-name="T9">, </text:span><text:span text:style-name="T31">getting </text:span><text:span text:style-name="T9">Paramount </text:span><text:span text:style-name="T31">aboard for deployment of MACCS in multiple </text:span><text:span text:style-name="T9">territories. </text:span></text:p>
            <text:p text:style-name="P37"/>
            <text:p text:style-name="P2"/>
            <text:p text:style-name="P28"><text:span text:style-name="T79">200</text:span><text:span text:style-name="T85">2</text:span><text:span text:style-name="T79"> – 200</text:span><text:span text:style-name="T88">6</text:span><text:span text:style-name="T9"><text:tab/></text:span><text:span text:style-name="T21">Fresh out of school, I started at a tax advice agency called Slenema &amp; Co. </text:span><text:span text:style-name="T22">As the only</text:span></text:p>
            <text:p text:style-name="P38"><text:tab/><text:tab/>tech-savvy employee I took care of the network infrastructure and application</text:p>
            <text:p text:style-name="P28"><text:span text:style-name="T29">Roden</text:span><text:span text:style-name="T22"><text:tab/><text:tab/>management. In this period I got some certificates in accounting (LOI Praktijkdiploma</text:span></text:p>
            <text:p text:style-name="P30"><text:span text:style-name="T22"><text:tab/><text:tab/>Boekhouden </text:span><text:span text:style-name="T32">(2004) </text:span><text:span text:style-name="T22">/ LOI Moderne Bedrijfsadministratie </text:span><text:span text:style-name="T32">(2006)</text:span><text:span text:style-name="T22">). In this period I</text:span></text:p>
            <text:p text:style-name="P30"><text:span text:style-name="T22"><text:tab/><text:tab/>developed a time-</text:span><text:span text:style-name="T32">r</text:span><text:span text:style-name="T22">egistration </text:span><text:span text:style-name="T33">tool</text:span><text:span text:style-name="T22"> in Visual Basic for Applications.</text:span></text:p>
            <text:p text:style-name="P3"/>
            <text:p text:style-name="P34"/>
            <text:p text:style-name="P34"/>
            <text:p text:style-name="P34"/>
            <text:p text:style-name="P14">Education</text:p>
            <text:p text:style-name="P22"><text:span text:style-name="T79">20</text:span><text:span text:style-name="T86">15</text:span><text:span text:style-name="T79"> – </text:span><text:span text:style-name="T86">2019</text:span><text:span text:style-name="T65"><text:tab/></text:span><text:span text:style-name="T10">Master of Science – Sofware Engineering (Cum Laude)</text:span></text:p>
            <text:p text:style-name="P31"><text:tab/><text:tab/>Open University Netherlands</text:p>
            <text:p text:style-name="P32"/>
            <text:p text:style-name="P20"><text:span text:style-name="T79">1998 – 2002</text:span> <text:tab/><text:span text:style-name="T9">Bachelor of Science – Software Engineering</text:span></text:p>
            <text:p text:style-name="P32"><text:tab/><text:tab/><text:span text:style-name="T99">Hanze University of Applied Sciences / </text:span>Hanzehogeschool Groningen</text:p>
            <text:p text:style-name="P32"><text:tab/><text:tab/></text:p>
            <text:p text:style-name="P32"/>
            <text:p text:style-name="P32"/>
          </table:table-cell>
          <table:table-cell table:style-name="Table13.B1" office:value-type="string">
            <text:list xml:id="list3572959579" text:style-name="L1">
              <text:list-header>
                <text:p text:style-name="P56"/>
              </text:list-header>
            </text:list>
            <text:p text:style-name="P55"><text:span text:style-name="T80">Skills / </text:span><text:span text:style-name="T81">Proficiencies</text:span></text:p>
            <text:p text:style-name="P7">Languages</text:p>
            <text:list xml:id="list85049470294860" text:continue-numbering="true" text:style-name="L1">
              <text:list-item>
                <text:p text:style-name="P57"><text:span text:style-name="T44">Java </text:span><text:span text:style-name="T45">(</text:span><text:span text:style-name="T44">Spring Boot, Hibernate, Wicke</text:span><text:span text:style-name="T46">t, </text:span><text:span text:style-name="T48">Maven, Git, </text:span><text:span text:style-name="T46">Tomcat</text:span><text:span text:style-name="T45">)</text:span><text:span text:style-name="T43"> <text:s text:c="9"/><text:tab/><text:tab/><text:tab/><text:tab/> <text:s text:c="6"/></text:span><text:span text:style-name="T43"><draw:custom-shape text:anchor-type="as-char" svg:y="-0.052in" draw:z-index="9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10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11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12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13" draw:name="Shape1" draw:style-name="gr3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  <text:p text:style-name="P59"><text:span text:style-name="T5"><text:tab/></text:span><text:span text:style-name="T3">Advanced </text:span></text:p>
              </text:list-item>
            </text:list>
            <text:p text:style-name="P11"/>
            <text:list xml:id="list618115187" text:style-name="L2">
              <text:list-item>
                <text:p text:style-name="P58"><text:span text:style-name="T45">Typescript (Angular 2), HTML, CSS, Bootstrap</text:span><text:span text:style-name="T43"><text:tab/> <text:s text:c="6"/></text:span><text:span text:style-name="T43"><draw:custom-shape text:anchor-type="as-char" svg:y="-0.052in" draw:z-index="14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15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16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17" draw:name="Shape1" draw:style-name="gr3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18" draw:name="Shape1" draw:style-name="gr3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 text:c="2"/></text:span></text:p>
                <text:p text:style-name="P60"><text:span text:style-name="T5"><text:tab/></text:span><text:span text:style-name="T4">Intermediate </text:span></text:p>
                <text:p text:style-name="P62"/>
              </text:list-item>
            </text:list>
            <text:p text:style-name="P4"><text:span text:style-name="T90">Relational </text:span><text:span text:style-name="T89">Databases</text:span></text:p>
            <text:list xml:id="list85049023146618" text:continue-numbering="true" text:style-name="L2">
              <text:list-item>
                <text:p text:style-name="P63"><text:span text:style-name="T44">Oracle, My</text:span><text:span text:style-name="T45">S</text:span><text:span text:style-name="T44">ql, </text:span><text:span text:style-name="T47">MariaD</text:span><text:span text:style-name="T45">B</text:span><text:span text:style-name="T43"><text:tab/><text:tab/> <text:s text:c="10"/></text:span><text:span text:style-name="T43"><draw:custom-shape text:anchor-type="as-char" svg:y="-0.052in" draw:z-index="20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21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22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23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24" draw:name="Shape1" draw:style-name="gr3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  <text:p text:style-name="P61"><text:span text:style-name="T5"><text:s/><text:tab/> </text:span><text:span text:style-name="T3">Advanced </text:span></text:p>
              </text:list-item>
            </text:list>
            <text:p text:style-name="P46"/>
            <text:p text:style-name="P45"><text:span text:style-name="T50">I</text:span><text:span text:style-name="T49">DE</text:span></text:p>
            <text:list xml:id="list85049441618650" text:continue-numbering="true" text:style-name="L2">
              <text:list-item>
                <text:p text:style-name="P64">Eclipse, IntelliJ, Android Studio</text:p>
              </text:list-item>
            </text:list>
            <text:p text:style-name="P9"/>
            <text:p text:style-name="P9">Operating Systems</text:p>
            <text:list xml:id="list3718427095" text:style-name="L3">
              <text:list-item>
                <text:p text:style-name="P65">Windows <text:s/>/ Linux <text:span text:style-name="T95">(</text:span><text:span text:style-name="T66"></text:span><text:span text:style-name="T95">)</text:span></text:p>
              </text:list-item>
            </text:list>
            <text:p text:style-name="P4"/>
            <text:p text:style-name="P4"/>
            <text:p text:style-name="P15">Languages</text:p>
            <text:p text:style-name="P6">Dutch<text:tab/><text:tab/> <text:s text:c="10"/><draw:custom-shape text:anchor-type="as-char" svg:y="-0.052in" draw:z-index="0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2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3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9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/text:p>
            <text:p text:style-name="P8"><text:tab/><text:span text:style-name="T8">Superior </text:span></text:p>
            <text:p text:style-name="P10"/>
            <text:p text:style-name="P5">English<text:tab/><text:tab/> <text:s text:c="10"/><draw:custom-shape text:anchor-type="as-char" svg:y="-0.052in" draw:z-index="4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5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6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7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8" draw:name="Shape1" draw:style-name="gr3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12"><text:span text:style-name="T1"><text:tab/><text:tab/></text:span><text:span text:style-name="T2">Advanced </text:span></text:p>
            <text:p text:style-name="P1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Font Awesome 5 Brands Regular" svg:font-family="'Font Awesome 5 Brands Regular'"/>
    <style:font-face style:name="Font Awesome 5 Free Regular" svg:font-family="'Font Awesome 5 Free Regular'"/>
    <style:font-face style:name="Font Awesome 5 Free Solid" svg:font-family="'Font Awesome 5 Free Solid'"/>
    <style:font-face style:name="Courier New" svg:font-family="'Courier New'" style:font-family-generic="modern"/>
    <style:font-face style:name="Cambria" svg:font-family="Cambr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el_20_kop_20_L" style:display-name="Tabel kop L" style:family="paragraph" style:parent-style-name="Standard">
      <style:paragraph-properties fo:hyphenation-ladder-count="no-limit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V_20_Header" style:display-name="CV Header" style:family="paragraph" style:parent-style-name="Standard">
      <loext:graphic-properties draw:fill="solid" draw:fill-color="#454e5c"/>
      <style:paragraph-properties fo:background-color="#454e5c" style:shadow="none" style:join-border="false"/>
      <style:text-properties fo:color="#ffffff" style:font-name="Arial" fo:font-family="Arial" style:font-family-generic="swiss" style:font-pitch="variable" fo:font-size="14pt" fo:language="nl" fo:country="NL" fo:font-weight="bold" officeooo:rsid="0009577b" style:font-size-asian="14pt" style:font-weight-asian="bold" style:font-size-complex="14pt" style:font-weight-complex="600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loext:contextual-spacing="false" style:page-number="auto" fo:padding="0in" fo:border-left="none" fo:border-right="none" fo:border-top="none" fo:border-bottom="0.14pt solid #808080" text:number-lines="false" text:line-number="0" style:join-border="false"/>
      <style:text-properties fo:font-size="6pt" style:font-size-asian="6pt" style:font-size-complex="6pt"/>
    </style:style>
    <style:style style:name="WW8Num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color="#0000ff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Internet_20_link" style:display-name="Internet link" style:family="text">
      <style:text-properties fo:color="#ffffff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12:35:49.378419024</meta:creation-date>
    <dc:date>2020-01-03T08:50:47.676536535</dc:date>
    <meta:editing-duration>PT10H35M35S</meta:editing-duration>
    <meta:editing-cycles>259</meta:editing-cycles>
    <meta:generator>LibreOffice/6.0.7.3$Linux_X86_64 LibreOffice_project/00m0$Build-3</meta:generator>
    <meta:document-statistic meta:table-count="1" meta:image-count="0" meta:object-count="0" meta:page-count="1" meta:paragraph-count="62" meta:word-count="535" meta:character-count="3725" meta:non-whitespace-character-count="3050"/>
  </office:meta>
</office:document-meta>
</file>